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style:font-name="Helvetica Neue" fo:font-size="12pt" fo:font-style="normal"/>
    </style:style>
    <style:style style:name="P2" style:family="paragraph" style:parent-style-name="Standard">
      <style:text-properties officeooo:rsid="00060479" officeooo:paragraph-rsid="000604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third exam is scheduled for Monday, November 21, and covers sections 4.9, 5.1, 5.2, 5.3, 5.5, 7.1, 7.2, 7.3, 7.4, and 7.6.</text:p>
      <text:p text:style-name="P1">Here are some concepts to study:</text:p>
      <text:p text:style-name="P1">1) Know the argument for why any two antiderivatives of a function f(x) must differ by a constant. (Discussed on 10/14).</text:p>
      <text:p text:style-name="P1">2) Know the definition of the definite integral.  Be able to explain each of the parts of this definition, like why Delta x=(b-a)/n, or what x_i^* represents, etc.  (Discussed on 10/24 and 10/28).</text:p>
      <text:p text:style-name="P1">3) We discussed two properties of summation notation: breaking up the sum and pulling out constants -- be able to explain either or both of these, as we did in class on 10/31/16.</text:p>
      <text:p text:style-name="P1">4) You don't need to memorize the statements of the properties of the definite integrals, but know how to prove the second property -- this is the one about the integral from a to b of f(x)+g(x) being the integral from a to b of f(x) plus the integral from a to b of g(x).  (Discussed 10/31/16)</text:p>
      <text:p text:style-name="P1">5) Know how to derive the first statement of the fundamental theorem of calculus.  (Discussed 11/2/16)</text:p>
      <text:p text:style-name="P1">6) Know how to derive the second statement of the fundamental theorem of calculus.  (Discussed 11/2/16)</text:p>
      <text:p text:style-name="P1">7) Be able to define a one-to-one function and/or an inverse function.  Also, be able to explain why a function needs to be one-to-one in order for there to be an inverse.  (Discussed 11/5/16)</text:p>
      <text:p text:style-name="P1">8) Be able to derive the formula for the derivative of a^x.  How do we then define the number e, and why? (Discussed 11/7/16)</text:p>
      <text:p text:style-name="P1">9) Be able to derive any of the five properties of logarithms, using the definition of logarithm and the exponential laws.  (Discussed 11/9/16)</text:p>
      <text:p text:style-name="P1">10) Be able to derive the formula for the integral of (1/x).  (11/11/16)</text:p>
      <text:p text:style-name="P1">11) Be able to derive the formula for the derivative of a^x involving ln(a).  (11/11/16)</text:p>
      <text:p text:style-name="P1">12) Be able to derive the formula for the derivative of arcsin(x) and arctan(x).  (11/14/16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3:07:59.756066000</meta:creation-date>
    <dc:date>2016-11-09T13:08:15.654928000</dc:date>
    <meta:editing-duration>PT16S</meta:editing-duration>
    <meta:editing-cycles>1</meta:editing-cycles>
    <meta:document-statistic meta:table-count="0" meta:image-count="0" meta:object-count="0" meta:page-count="1" meta:paragraph-count="14" meta:word-count="329" meta:character-count="1863" meta:non-whitespace-character-count="1536"/>
    <meta:generator>LibreOffice/5.2.2.2$MacOSX_X86_64 LibreOffice_project/8f96e87c890bf8fa77463cd4b640a2312823f3ad</meta:generator>
  </office:meta>
</office:document-meta>
</file>